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83b9" officeooo:paragraph-rsid="000f83b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83b9" officeooo:paragraph-rsid="000f83b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83b9" officeooo:paragraph-rsid="000f83b9" style:font-size-asian="10.5pt" style:font-weight-asian="normal" style:font-size-complex="12pt" style:font-weight-complex="normal"/>
    </style:style>
    <style:style style:name="P4" style:family="paragraph" style:parent-style-name="Header">
      <style:text-properties fo:color="#808080" officeooo:rsid="000f83b9" officeooo:paragraph-rsid="000f8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HW1</text:p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officeooo:rsid="000f83b9" officeooo:paragraph-rsid="000f83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0845209</text:p>
        <text:p text:style-name="MP1">Siméon Gauma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8:40:49.543294865</meta:creation-date>
    <dc:date>2020-03-19T08:44:38.675536347</dc:date>
    <meta:editing-duration>PT3M52S</meta:editing-duration>
    <meta:editing-cycles>1</meta:editing-cycles>
    <meta:document-statistic meta:table-count="0" meta:image-count="0" meta:object-count="0" meta:page-count="1" meta:paragraph-count="3" meta:word-count="6" meta:character-count="41" meta:non-whitespace-character-count="38"/>
    <meta:generator>LibreOffice/6.0.7.3$Linux_X86_64 LibreOffice_project/00m0$Build-3</meta:generator>
  </office:meta>
</office:document-meta>
</file>